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99mm" svg:height="89.99mm" svg:x="37.66mm" svg:y="5.51mm">
            <loext:p draw:notify-on-update-of-ranges="evaluation.A2:evaluation.A30 evaluation.B2:evaluation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39.0496340834519" calcext:value-type="float">
            <text:p>3,90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4.2468145321176" calcext:value-type="float">
            <text:p>3,42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5.4872830433801" calcext:value-type="float">
            <text:p>3,55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5.6686611396644" calcext:value-type="float">
            <text:p>3,57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7.1800485244809" calcext:value-type="float">
            <text:p>3,72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6.3014533425368" calcext:value-type="float">
            <text:p>3,63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8.7303697586973" calcext:value-type="float">
            <text:p>3,87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34.9389454605623" calcext:value-type="float">
            <text:p>3,49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37.7094667808218" calcext:value-type="float">
            <text:p>3,77E+01</text:p>
          </table:table-cell>
          <table:table-cell office:value-type="float" office:value="50" calcext:value-type="float">
            <text:p>5,00E+01</text:p>
          </table:table-cell>
          <table:table-cell table:number-columns-repeated="2"/>
        </table:table-row>
        <table:table-row table:style-name="ro1">
          <table:table-cell office:value-type="float" office:value="42.8256244365313" calcext:value-type="float">
            <text:p>4,28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6.1353534907988" calcext:value-type="float">
            <text:p>4,61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9.1225958434374" calcext:value-type="float">
            <text:p>4,91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0.8988024816075" calcext:value-type="float">
            <text:p>5,09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5.5409596962413" calcext:value-type="float">
            <text:p>5,55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3.4938096860824" calcext:value-type="float">
            <text:p>5,35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5.5042968773956" calcext:value-type="float">
            <text:p>5,55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9.1215763336591" calcext:value-type="float">
            <text:p>5,91E+01</text:p>
          </table:table-cell>
          <table:table-cell office:value-type="float" office:value="80" calcext:value-type="float">
            <text:p>8,00E+01</text:p>
          </table:table-cell>
          <table:table-cell table:number-columns-repeated="2"/>
        </table:table-row>
        <table:table-row table:style-name="ro1">
          <table:table-cell office:value-type="float" office:value="58.1950135302354" calcext:value-type="float">
            <text:p>5,82E+01</text:p>
          </table:table-cell>
          <table:table-cell office:value-type="float" office:value="90" calcext:value-type="float">
            <text:p>9,00E+01</text:p>
          </table:table-cell>
          <table:table-cell table:number-columns-repeated="2"/>
        </table:table-row>
        <table:table-row table:style-name="ro1">
          <table:table-cell office:value-type="float" office:value="63.6596461622008" calcext:value-type="float">
            <text:p>6,37E+01</text:p>
          </table:table-cell>
          <table:table-cell office:value-type="float" office:value="90" calcext:value-type="float">
            <text:p>9,00E+01</text:p>
          </table:table-cell>
          <table:table-cell table:number-columns-repeated="2"/>
        </table:table-row>
        <table:table-row table:style-name="ro1">
          <table:table-cell office:value-type="float" office:value="67.7759194384695" calcext:value-type="float">
            <text:p>6,78E+01</text:p>
          </table:table-cell>
          <table:table-cell office:value-type="float" office:value="100" calcext:value-type="float">
            <text:p>1,00E+02</text:p>
          </table:table-cell>
          <table:table-cell table:number-columns-repeated="2"/>
        </table:table-row>
        <table:table-row table:style-name="ro1">
          <table:table-cell office:value-type="float" office:value="68.8250310654923" calcext:value-type="float">
            <text:p>6,88E+01</text:p>
          </table:table-cell>
          <table:table-cell office:value-type="float" office:value="110" calcext:value-type="float">
            <text:p>1,10E+02</text:p>
          </table:table-cell>
          <table:table-cell table:number-columns-repeated="2"/>
        </table:table-row>
        <table:table-row table:style-name="ro1">
          <table:table-cell office:value-type="float" office:value="74.7544641946981" calcext:value-type="float">
            <text:p>7,48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78.239969618872" calcext:value-type="float">
            <text:p>7,82E+01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71.7460607039517" calcext:value-type="float">
            <text:p>7,17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74.914589857805" calcext:value-type="float">
            <text:p>7,49E+01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66.928854342317" calcext:value-type="float">
            <text:p>6,69E+01</text:p>
          </table:table-cell>
          <table:table-cell office:value-type="float" office:value="130" calcext:value-type="float">
            <text:p>1,30E+02</text:p>
          </table:table-cell>
          <table:table-cell/>
          <table:table-cell office:value-type="string" calcext:value-type="string">
            <text:p>Trainiert mit 1000 Tanken bis Tag 400</text:p>
          </table:table-cell>
        </table:table-row>
        <table:table-row table:style-name="ro1">
          <table:table-cell office:value-type="float" office:value="68.2323406939943" calcext:value-type="float">
            <text:p>6,82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66.9186559909782" calcext:value-type="float">
            <text:p>6,69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74.0017581453986" calcext:value-type="float">
            <text:p>7,40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4:31:19.993373420</dc:date>
    <meta:editing-duration>PT1M38S</meta:editing-duration>
    <meta:editing-cycles>1</meta:editing-cycles>
    <meta:document-statistic meta:table-count="1" meta:cell-count="6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evaluation.A2:evaluation.B30" svg:x="0.32cm" svg:y="0.18cm" svg:width="12.693cm" svg:height="8.64cm">
          <chartooo:coordinate-region svg:x="2.053cm" svg:y="0.379cm" svg:width="10.7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valuation.A2:evaluation.A30" chart:class="chart:line">
            <chart:data-point chart:repeated="29"/>
          </chart:series>
          <chart:series chart:style-name="ch8" chart:values-cell-range-address="evaluation.B2:evaluation.B30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0496340834519">
                <text:p>39.0496340834519</text:p>
                <draw:g>
                  <svg:desc>evaluation.A2:evaluation.A30</svg:desc>
                </draw:g>
              </table:table-cell>
              <table:table-cell office:value-type="float" office:value="30">
                <text:p>30</text:p>
                <draw:g>
                  <svg:desc>evaluation.B2:evaluation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2468145321176">
                <text:p>34.24681453211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872830433801">
                <text:p>35.4872830433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6686611396644">
                <text:p>35.66866113966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1800485244809">
                <text:p>37.18004852448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3014533425368">
                <text:p>36.30145334253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7303697586973">
                <text:p>38.73036975869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9389454605623">
                <text:p>34.9389454605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7094667808218">
                <text:p>37.70946678082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256244365313">
                <text:p>42.82562443653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1353534907988">
                <text:p>46.13535349079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1225958434374">
                <text:p>49.12259584343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988024816075">
                <text:p>50.89880248160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409596962413">
                <text:p>55.54095969624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4938096860824">
                <text:p>53.49380968608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5042968773956">
                <text:p>55.50429687739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1215763336591">
                <text:p>59.12157633365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1950135302354">
                <text:p>58.19501353023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6596461622008">
                <text:p>63.6596461622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7759194384695">
                <text:p>67.7759194384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8250310654923">
                <text:p>68.82503106549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7544641946981">
                <text:p>74.75446419469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239969618872">
                <text:p>78.2399696188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7460607039517">
                <text:p>71.74606070395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914589857805">
                <text:p>74.9145898578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928854342317">
                <text:p>66.9288543423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.2323406939943">
                <text:p>68.23234069399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.9186559909782">
                <text:p>66.91865599097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.0017581453986">
                <text:p>74.0017581453986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